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0f4548" officeooo:paragraph-rsid="0009ec05"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font-style="italic" fo:font-weight="bold" officeooo:rsid="000f4548" officeooo:paragraph-rsid="0009ec05" style:font-size-asian="12.25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fo:font-size="14pt" fo:font-style="italic" fo:font-weight="bold" officeooo:rsid="000f4548" officeooo:paragraph-rsid="0018ef24" style:font-size-asian="12.25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6pt" fo:font-weight="bold" officeooo:rsid="000f4548" officeooo:paragraph-rsid="0009ec05"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4pt" fo:font-weight="normal" officeooo:rsid="000f4548" officeooo:paragraph-rsid="0009ec0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26c26e" officeooo:paragraph-rsid="0026c26e"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style="normal" fo:font-weight="normal" officeooo:rsid="000f4548" officeooo:paragraph-rsid="0018ef24"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fo:font-weight="normal" officeooo:rsid="00293702" officeooo:paragraph-rsid="00293702" style:font-size-asian="12.25pt" style:font-style-asian="normal" style:font-weight-asian="normal" style:font-size-complex="14pt" style:font-style-complex="normal" style:font-weight-complex="normal"/>
    </style:style>
    <style:style style:name="T1" style:family="text">
      <style:text-properties officeooo:rsid="0018ef24"/>
    </style:style>
    <style:style style:name="T2" style:family="text">
      <style:text-properties officeooo:rsid="001de5fb"/>
    </style:style>
    <style:style style:name="T3" style:family="text">
      <style:text-properties officeooo:rsid="001f41e9"/>
    </style:style>
    <style:style style:name="T4" style:family="text">
      <style:text-properties officeooo:rsid="001fee2e"/>
    </style:style>
    <style:style style:name="T5" style:family="text">
      <style:text-properties officeooo:rsid="00224908"/>
    </style:style>
    <style:style style:name="T6" style:family="text">
      <style:text-properties officeooo:rsid="00236350"/>
    </style:style>
    <style:style style:name="T7" style:family="text">
      <style:text-properties officeooo:rsid="00283a24"/>
    </style:style>
    <style:style style:name="T8" style:family="text">
      <style:text-properties officeooo:rsid="00299a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naire Focus Group (t=0)</text:p>
      <text:p text:style-name="P4"/>
      <text:p text:style-name="P1"/>
      <text:p text:style-name="P2">1)Laquelle de ces 3 expériences avez-vous préféré ?</text:p>
      <text:p text:style-name="P1"/>
      <text:p text:style-name="P1">- <text:span text:style-name="T3">La première. J’ai bien aimé l’odeur, et pour la deuxième expérience je n’ai pas choisie la bonne odeur. De plus, pour les sons, pour la deuxième expérience, le son n’était pas adapté à la lecture donc ça faisait bizarre. La troisième expérience je n’arrivai pas à me concentrer.</text:span></text:p>
      <text:p text:style-name="P1"/>
      <text:p text:style-name="P2">2) Que pourrait-on améliorer pour cette expérience ? (volume sonore, choix des</text:p>
      <text:p text:style-name="P2">ambiances, odeurs…)</text:p>
      <text:p text:style-name="P2"/>
      <text:p text:style-name="P1">- <text:span text:style-name="T4">Je pense que ce serait bien d’avoir une barre de recherche des musiques et odeurs, et ce, pendant la lecture ou avant ou après. Les pop-up sont pas mal. Les odeurs ça va pour le moment, le premier j’ai bien aimé. </text:span></text:p>
      <text:p text:style-name="P1"/>
      <text:p text:style-name="P2">3) Vous sentiez-vous immergé dans la lecture ?</text:p>
      <text:p text:style-name="P2"/>
      <text:p text:style-name="P1">- <text:span text:style-name="T5">Avec le premier oui, j’imaginais la neige qui coulait. Le deuxième cela m’a fait mal car il y avait la forêt et la neige en même. Si l’ambiance est bien adaptée, cela est très bien tandis que si l’ambiance ne l’est pas c’est encore pire que de rien avoir.</text:span></text:p>
      <text:p text:style-name="P6"><text:span text:style-name="T8">Et pour le troisième j</text:span>e ne me suis pas du tout senti immergé car il y avait trop de <text:s/><text:span text:style-name="T8">b</text:span>ruit, j’ai besoin de silence.</text:p>
      <text:p text:style-name="P1"/>
      <text:p text:style-name="P2">4) Le choix des ambiances vous semblait-il cohérent avec la lecture ?</text:p>
      <text:p text:style-name="P2"/>
      <text:p text:style-name="P1">- <text:s/><text:span text:style-name="T6">Oui pour le choix automatique et non pour le non automatique.</text:span></text:p>
      <text:p text:style-name="P1"/>
      <text:p text:style-name="P3"><text:span text:style-name="T1">5</text:span>) <text:span text:style-name="T2">Commentaires ?</text:span></text:p>
      <text:p text:style-name="P3"/>
      <text:p text:style-name="P7">- <text:span text:style-name="T7">L’interface on est habitué à avoir des entreprises pros, alors que ici c’était basique. Il manque quelques outils comme des marqueurs ou des choses plus sohpistiqués.</text:span></text:p>
      <text:p text:style-name="P8">Pour la maison cela peut être bien et je serai prêt à acheter le prod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1:39:10.377278237</meta:creation-date>
    <meta:generator>LibreOffice/5.1.6.2$Linux_X86_64 LibreOffice_project/10m0$Build-2</meta:generator>
    <dc:date>2019-04-12T13:06:57.835477043</dc:date>
    <meta:editing-duration>PT33M14S</meta:editing-duration>
    <meta:editing-cycles>31</meta:editing-cycles>
    <meta:document-statistic meta:table-count="0" meta:image-count="0" meta:object-count="0" meta:page-count="1" meta:paragraph-count="14" meta:word-count="268" meta:character-count="1483" meta:non-whitespace-character-count="1226"/>
  </office:meta>
</office:document-meta>
</file>